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c97b5" officeooo:paragraph-rsid="000c97b5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officeooo:rsid="000c97b5" officeooo:paragraph-rsid="000c97b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officeooo:rsid="000c97b5" officeooo:paragraph-rsid="000c97b5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8pt" officeooo:rsid="000d96e1" officeooo:paragraph-rsid="000d96e1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0c97b5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eb081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0c97b5" officeooo:paragraph-rsid="000c97b5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officeooo:rsid="000d96e1" officeooo:paragraph-rsid="000d96e1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Arial" fo:font-size="14pt" officeooo:rsid="000d96e1" officeooo:paragraph-rsid="000eb081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" fo:font-size="14pt" officeooo:rsid="000d96e1" officeooo:paragraph-rsid="00155dd0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4pt" officeooo:rsid="000eb081" officeooo:paragraph-rsid="000eb081" style:font-size-asian="14pt" style:font-size-complex="14pt"/>
    </style:style>
    <style:style style:name="P12" style:family="paragraph" style:parent-style-name="Standard">
      <style:text-properties style:font-name="Arial" officeooo:paragraph-rsid="000eb08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1pt" officeooo:rsid="000d96e1" officeooo:paragraph-rsid="000d96e1" style:font-size-asian="11pt" style:font-size-complex="11pt"/>
    </style:style>
    <style:style style:name="P14" style:family="paragraph" style:parent-style-name="Standard">
      <style:paragraph-properties fo:line-height="150%" fo:text-align="end" style:justify-single-word="false"/>
      <style:text-properties style:font-name="Arial" fo:font-size="11pt" officeooo:rsid="000d96e1" officeooo:paragraph-rsid="000eb081" style:font-size-asian="11pt" style:font-size-complex="11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1pt" officeooo:rsid="000eb081" officeooo:paragraph-rsid="000eb081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officeooo:paragraph-rsid="000eb081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3pt" fo:font-weight="bold" officeooo:paragraph-rsid="000eb08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2215e" officeooo:paragraph-rsid="0012215e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0eb081"/>
    </style:style>
    <style:style style:name="P20" style:family="paragraph" style:parent-style-name="Heading_20_1">
      <style:paragraph-properties fo:text-align="justify" style:justify-single-word="false"/>
      <style:text-properties officeooo:paragraph-rsid="00168fe3"/>
    </style:style>
    <style:style style:name="P21" style:family="paragraph" style:parent-style-name="Text_20_body">
      <style:paragraph-properties fo:text-align="justify" style:justify-single-word="false"/>
      <style:text-properties officeooo:paragraph-rsid="00168fe3"/>
    </style:style>
    <style:style style:name="P22" style:family="paragraph" style:parent-style-name="Text_20_body">
      <style:paragraph-properties fo:text-align="justify" style:justify-single-word="false"/>
      <style:text-properties officeooo:paragraph-rsid="0012215e"/>
    </style:style>
    <style:style style:name="P23" style:family="paragraph" style:parent-style-name="Text_20_body">
      <style:paragraph-properties fo:text-align="justify" style:justify-single-word="false"/>
      <style:text-properties officeooo:rsid="00168fe3" officeooo:paragraph-rsid="00168fe3"/>
    </style:style>
    <style:style style:name="P24" style:family="paragraph" style:parent-style-name="Text_20_body">
      <style:paragraph-properties fo:text-align="justify" style:justify-single-word="false"/>
      <style:text-properties fo:font-size="12pt" fo:font-weight="bold" officeooo:paragraph-rsid="0017eb7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end" style:justify-single-word="false"/>
      <style:text-properties style:font-name="Arial" fo:font-size="11pt" officeooo:rsid="000eb081" officeooo:paragraph-rsid="00155dd0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0eb081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0eb081"/>
    </style:style>
    <style:style style:name="P28" style:family="paragraph" style:parent-style-name="Standard">
      <style:paragraph-properties fo:text-align="justify" style:justify-single-word="false"/>
      <style:text-properties officeooo:paragraph-rsid="000eb081"/>
    </style:style>
    <style:style style:name="P29" style:family="paragraph" style:parent-style-name="Standard">
      <style:paragraph-properties fo:text-align="justify" style:justify-single-word="false"/>
      <style:text-properties officeooo:paragraph-rsid="0010ee5b"/>
    </style:style>
    <style:style style:name="P30" style:family="paragraph" style:parent-style-name="Standard">
      <style:paragraph-properties fo:text-align="justify" style:justify-single-word="false"/>
      <style:text-properties officeooo:paragraph-rsid="00161fb6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eb081"/>
    </style:style>
    <style:style style:name="T1" style:family="text">
      <style:text-properties officeooo:rsid="00076c6d"/>
    </style:style>
    <style:style style:name="T2" style:family="text">
      <style:text-properties officeooo:rsid="00092f9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eb081" style:font-size-asian="11pt" style:font-size-complex="11pt"/>
    </style:style>
    <style:style style:name="T5" style:family="text">
      <style:text-properties style:font-name="Arial"/>
    </style:style>
    <style:style style:name="T6" style:family="text">
      <style:text-properties style:font-name="Arial" officeooo:rsid="00076c6d"/>
    </style:style>
    <style:style style:name="T7" style:family="text">
      <style:text-properties style:font-name="Arial" officeooo:rsid="00092f92"/>
    </style:style>
    <style:style style:name="T8" style:family="text">
      <style:text-properties style:font-name="Arial" fo:font-size="11pt" officeooo:rsid="000eb081" style:font-size-asian="11pt" style:font-size-complex="11pt"/>
    </style:style>
    <style:style style:name="T9" style:family="text">
      <style:text-properties style:font-name="Arial" fo:font-size="11pt" officeooo:rsid="001619e7" style:font-size-asian="11pt" style:font-size-complex="11pt"/>
    </style:style>
    <style:style style:name="T10" style:family="text">
      <style:text-properties style:font-name="Arial" officeooo:rsid="001001c4"/>
    </style:style>
    <style:style style:name="T11" style:family="text">
      <style:text-properties style:font-name="Arial" officeooo:rsid="0010ee5b"/>
    </style:style>
    <style:style style:name="T12" style:family="text">
      <style:text-properties style:font-name="Arial" fo:font-size="12pt" fo:font-weight="normal" officeooo:rsid="00168fe3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12215e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17eb70" style:font-size-asian="12pt" style:font-weight-asian="normal" style:font-size-complex="12pt" style:font-weight-complex="normal"/>
    </style:style>
    <style:style style:name="T15" style:family="text">
      <style:text-properties style:font-name="Arial" officeooo:rsid="0012760d"/>
    </style:style>
    <style:style style:name="T16" style:family="text">
      <style:text-properties style:font-name="Arial" style:text-underline-style="none" fo:font-weight="normal" officeooo:rsid="0017eb70" style:font-weight-asian="normal" style:font-weight-complex="normal"/>
    </style:style>
    <style:style style:name="T17" style:family="text">
      <style:text-properties style:font-name="Arial" officeooo:rsid="00161fb6"/>
    </style:style>
    <style:style style:name="T18" style:family="text">
      <style:text-properties style:font-name="Arial" officeooo:rsid="0019e249"/>
    </style:style>
    <style:style style:name="T19" style:family="text">
      <style:text-properties style:font-name="Arial" officeooo:rsid="001a06d3"/>
    </style:style>
    <style:style style:name="T20" style:family="text">
      <style:text-properties style:font-name="Arial" officeooo:rsid="001b8c69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1001c4"/>
    </style:style>
    <style:style style:name="T24" style:family="text">
      <style:text-properties officeooo:rsid="0010ee5b"/>
    </style:style>
    <style:style style:name="T25" style:family="text">
      <style:text-properties officeooo:rsid="00161fb6"/>
    </style:style>
    <style:style style:name="T26" style:family="text">
      <style:text-properties fo:color="#000000" style:font-name="Arial" fo:font-size="12pt" fo:language="zxx" fo:country="none" style:text-underline-style="none" fo:font-weight="normal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7" style:family="text">
      <style:text-properties fo:color="#000000" style:font-name="Arial" fo:font-size="12pt" fo:language="zxx" fo:country="none" style:text-underline-style="none" fo:font-weight="normal" officeooo:rsid="00168fe3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8" style:family="text">
      <style:text-properties fo:color="#000000" style:font-name="Arial" fo:font-size="12pt" fo:language="zxx" fo:country="none" style:text-underline-style="none" fo:font-weight="normal" officeooo:rsid="0012215e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9" style:family="text">
      <style:text-properties officeooo:rsid="0019e249"/>
    </style:style>
    <style:style style:name="T30" style:family="text">
      <style:text-properties officeooo:rsid="001b8c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.E Leopoldo Santana</text:p>
      <text:p text:style-name="P1"/>
      <text:p text:style-name="P2">Lucas Saraiva Sou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presentação a linguagem Python</text:p>
      <text:p text:style-name="P2">conversores e calculador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ão Paulo – SP</text:p>
      <text:p text:style-name="P7">2020</text:p>
      <text:p text:style-name="P8"><text:soft-page-break/>Lucas Saraiva Sousa<text:span text:style-name="T3"><text:tab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4">Apresentação a linguagem Python</text:p>
      <text:p text:style-name="P8">Conversores e calculadora</text:p>
      <text:p text:style-name="P13"/>
      <text:p text:style-name="P13"/>
      <text:p text:style-name="P13"/>
      <text:p text:style-name="P14"><text:tab/><text:tab/><text:tab/></text:p>
      <text:p text:style-name="P14"/>
      <text:p text:style-name="P9"><text:span text:style-name="T3">Trabalho gerado em prol do projeto FEICI</text:span><text:span text:style-name="T4">T</text:span></text:p>
      <text:p text:style-name="P10"><text:span text:style-name="T3">apresentado a E.E Leopoldo Santana </text:span><text:span text:style-name="T4">com</text:span></text:p>
      <text:p text:style-name="P25">requisito do projeto FEICIT2020. <text:s text:c="15"/></text:p>
      <text:p text:style-name="P15"/>
      <text:p text:style-name="P15"/>
      <text:p text:style-name="P15"/>
      <text:p text:style-name="P11"><text:span text:style-name="T22">Banca examinadora</text:span><text:span text:style-name="T3"> </text:span></text:p>
      <text:p text:style-name="P15"/>
      <text:p text:style-name="P15"/>
      <text:p text:style-name="P15">_______________________________________________</text:p>
      <text:p text:style-name="P15">Prof. Thiago </text:p>
      <text:p text:style-name="P15">E.E Leopoldo Santana</text:p>
      <text:p text:style-name="P15"/>
      <text:p text:style-name="P15">_______________________________________________</text:p>
      <text:p text:style-name="P19"><text:span text:style-name="T8">Prof. </text:span><text:span text:style-name="T9">Ubiratan</text:span></text:p>
      <text:p text:style-name="P15">E.E Leopoldo Santana</text:p>
      <text:p text:style-name="P15"/>
      <text:p text:style-name="P15">_______________________________________________</text:p>
      <text:p text:style-name="P15">Prof. Lilian</text:p>
      <text:p text:style-name="P15">E.E Leopoldo Santana</text:p>
      <text:p text:style-name="P16"/>
      <text:p text:style-name="P17"><text:soft-page-break/>Introdução:</text:p>
      <text:p text:style-name="P17"/>
      <text:p text:style-name="P31"><text:span text:style-name="T5">Neste trabalho </text:span><text:span text:style-name="T17">será</text:span><text:span text:style-name="T5"> apresentad</text:span><text:span text:style-name="T17">o</text:span><text:span text:style-name="T5"> a linguagem de programação </text:span><text:span text:style-name="T6">P</text:span><text:span text:style-name="T5">ython e por meio da mesma cálculos de </text:span><text:span text:style-name="T11">IMC</text:span><text:span text:style-name="T5">, conversão de medidas e escalas serão realizados.</text:span></text:p>
      <text:p text:style-name="P12"/>
      <text:p text:style-name="P6"><text:span text:style-name="T21">Objetivos:</text:span> </text:p>
      <text:p text:style-name="P6"/>
      <text:p text:style-name="P26"><text:span text:style-name="T2">O objetivo</text:span> do projeto não é ensinar a programar, mas sim mostrar como é simples e pratico. <text:span text:style-name="T25">Demonstrar</text:span> 3 exemplos de aplicações bem legais e simples de estar fazendo, e deixar também algumas outras indicações <text:span text:style-name="T1">como, </text:span><text:span text:style-name="T23">c</text:span>hute de número <text:span text:style-name="T23">e um g</text:span>erenciador de senha.</text:p>
      <text:p text:style-name="P12"/>
      <text:p text:style-name="P17">Metodologia:</text:p>
      <text:p text:style-name="P17"/>
      <text:p text:style-name="P28"><text:span text:style-name="T5">Como já dito, será </text:span><text:span text:style-name="T6">introduzido</text:span><text:span text:style-name="T5"> a linguagem </text:span><text:span text:style-name="T10">de programação Python</text:span><text:span text:style-name="T5">, </text:span><text:span text:style-name="T10">a qual foi escolhida neste estudo</text:span><text:span text:style-name="T5">, mais especificadamente Python3.9 a ultima versão da linguagem. </text:span><text:span text:style-name="T7">E</text:span><text:span text:style-name="T5"> como ide usaremos o PyCharm versão 2020.2.3, lembrando que a </text:span><text:span text:style-name="T6">linguagem</text:span><text:span text:style-name="T5"> é </text:span><text:span text:style-name="T6">opcional</text:span><text:span text:style-name="T5"> e Python foi escolhida por ser muito simples </text:span><text:span text:style-name="T6">e pratica</text:span><text:span text:style-name="T5">. </text:span><text:span text:style-name="T6">Para a divulgação do projeto, </text:span><text:span text:style-name="T17">será utilizada</text:span><text:span text:style-name="T15"> a plataforma GitHub onde </text:span><text:span text:style-name="T20">será armazenado </text:span><text:span text:style-name="T15"><text:s/></text:span><text:span text:style-name="T20">o projeto</text:span><text:span text:style-name="T15">. </text:span><text:span text:style-name="T18">O</text:span><text:span text:style-name="T15">s documentos e os scripts estarão no diretório </text:span><text:a xlink:type="simple" xlink:href="https://github.com/Lucas-Saraiva/FEICIT2020.git" text:style-name="Internet_20_link" text:visited-style-name="Visited_20_Internet_20_Link"><text:span text:style-name="T15">FEICIT2020</text:span></text:a><text:span text:style-name="T15">.</text:span></text:p>
      <text:p text:style-name="P12"/>
      <text:p text:style-name="P17">Procedimentos:</text:p>
      <text:p text:style-name="P12"/>
      <text:p text:style-name="P29"><text:span text:style-name="T11">Os links que foram apresentados no vídeo, são </text:span><text:span text:style-name="T17">justamente os do GitHub</text:span><text:span text:style-name="T11">, juntamente </text:span><text:span text:style-name="T18">com os dos</text:span><text:span text:style-name="T11"> sites que </text:span><text:span text:style-name="T17">foram </text:span><text:span text:style-name="T18">utilizados</text:span><text:span text:style-name="T11"> como base para o </text:span><text:span text:style-name="T17">auxilio dos</text:span><text:span text:style-name="T11"> cálculos, também </text:span><text:span text:style-name="T17">fo</text:span><text:span text:style-name="T18">i</text:span><text:span text:style-name="T17"> citados</text:span><text:span text:style-name="T11"> dois cursos totalmente gratuitos, ambos do Curso em Vídeo, que </text:span><text:span text:style-name="T18">se encontram </text:span><text:span text:style-name="T11">na bibliografia.</text:span></text:p>
      <text:p text:style-name="P30"><text:span text:style-name="T10">O</text:span><text:span text:style-name="T5"> procedimento </text:span><text:span text:style-name="T11">dos códigos em si,</text:span><text:span text:style-name="T5"> fo</text:span><text:span text:style-name="T18">i</text:span><text:span text:style-name="T11"> </text:span><text:span text:style-name="T18">bem </text:span><text:span text:style-name="T5">simples, os </text:span><text:span text:style-name="T6">cálculos</text:span><text:span text:style-name="T5"> </text:span><text:span text:style-name="T17">foram inseridos </text:span><text:span text:style-name="T5">dentro de </text:span><text:span text:style-name="T6">variáveis,</text:span><text:span text:style-name="T5"> e p</text:span><text:span text:style-name="T20">ara</text:span><text:span text:style-name="T5"> deixar o programa mais completo </text:span><text:span text:style-name="T20">foi feito a utilização</text:span><text:span text:style-name="T5"> de input</text:span><text:span text:style-name="T18">s</text:span><text:span text:style-name="T5"> e output</text:span><text:span text:style-name="T18">s</text:span><text:span text:style-name="T5"> para assim dar a opção do </text:span><text:span text:style-name="T6">usuário</text:span><text:span text:style-name="T5"> informar os </text:span><text:span text:style-name="T6">números</text:span><text:span text:style-name="T5"> a serem convertidos.</text:span></text:p>
      <text:p text:style-name="P26"/>
      <text:p text:style-name="P6"><text:span text:style-name="T21">Resultados:</text:span> </text:p>
      <text:p text:style-name="P6"/>
      <text:p text:style-name="P28"><text:span text:style-name="T5">O resultado foi positivo, o software conseguiu compilar </text:span><text:span text:style-name="T10">corretamente</text:span><text:span text:style-name="T5">, foi </text:span><text:span text:style-name="T6">possível</text:span><text:span text:style-name="T5"> fazer os </text:span><text:span text:style-name="T6">cálculos</text:span><text:span text:style-name="T5"> e </text:span><text:span text:style-name="T18">com isso</text:span><text:span text:style-name="T10"> trazer os resultados corretos</text:span><text:span text:style-name="T5">, </text:span><text:span text:style-name="T6"><text:s/>assim </text:span><text:span text:style-name="T17">foi possível </text:span><text:span text:style-name="T6">atingir o principal objetivo, que no caso era fazer os conversores e a calculadora</text:span><text:span text:style-name="T5">.</text:span></text:p>
      <text:p text:style-name="P12"/>
      <text:p text:style-name="P6"><text:span text:style-name="T21">Conclusão:</text:span> </text:p>
      <text:p text:style-name="P6"/>
      <text:p text:style-name="P28"><text:span text:style-name="T5">Acredito que o objetivo do projeto foi </text:span><text:span text:style-name="T6">concluído</text:span><text:span text:style-name="T5"> com êxito, </text:span><text:span text:style-name="T17">foi possível</text:span><text:span text:style-name="T5"> apresentar Python de uma forma simples </text:span><text:span text:style-name="T19">e pratica.</text:span><text:span text:style-name="T5"> </text:span><text:span text:style-name="T19">N</text:span><text:span text:style-name="T17">o processo foi também disponibilizado</text:span><text:span text:style-name="T5"> links para os que cria</text:span><text:span text:style-name="T6">ram</text:span><text:span text:style-name="T5"> um interesse maior, </text:span><text:span text:style-name="T6">possam dar continuidade ao</text:span><text:span text:style-name="T17">s</text:span><text:span text:style-name="T6"> estudo</text:span><text:span text:style-name="T17">s</text:span><text:span text:style-name="T5">. Os softwares foram terminados em um tempo bom, e foram bem explicados.</text:span></text:p>
      <text:p text:style-name="P12"/>
      <text:p text:style-name="P17"/>
      <text:p text:style-name="P17"/>
      <text:p text:style-name="P17"/>
      <text:p text:style-name="P17"/>
      <text:p text:style-name="P17"><text:soft-page-break/></text:p>
      <text:p text:style-name="P17">Bibliografia:</text:p>
      <text:p text:style-name="P18"/>
      <text:h text:style-name="P20" text:outline-level="1"><text:span text:style-name="T12">IMC: Aprenda a calcular e veja a tabela. Minha vida. Disponível em: &lt;</text:span><text:a xlink:type="simple" xlink:href="https://www.minhavida.com.br/alimentacao/tudo-sobre/32159-imc" text:style-name="Internet_20_link" text:visited-style-name="Visited_20_Internet_20_Link"><text:span text:style-name="T12">https://www.minhavida.com.br/alimentacao/tudo-sobre/32159-imc</text:span></text:a><text:span text:style-name="T12">&gt;. Acesso em dia: 17/10/2020</text:span></text:h>
      <text:p text:style-name="P21"><text:span text:style-name="T27">Conversão de Centimetros em Metros. Metric-Conversions. Dispo<text:tab/>nível em:&lt;</text:span><text:a xlink:type="simple" xlink:href="https://www.metric-conversions.org/pt-br/comprimento/centimetros-em-metros.htm" text:style-name="Internet_20_link" text:visited-style-name="Visited_20_Internet_20_Link">https://www.metric-conversions.org/pt-br/comprimento/centimetros-em-metros.htm</text:a><text:span text:style-name="T27">&gt; Acesso em dia: 17/10/2020</text:span></text:p>
      <text:p text:style-name="P23"><text:span text:style-name="T28">C</text:span><text:span text:style-name="T26">onversão de Escalas Termométricas. InfoEscola. Disponível em: &lt;</text:span><text:a xlink:type="simple" xlink:href="https://www.infoescola.com/fisica/conversao-de-escalas-termometricas/" text:style-name="Internet_20_link" text:visited-style-name="Visited_20_Internet_20_Link">https://www.infoescola.com/fisica/conversao-de-escalas-termometricas/</text:a><text:span text:style-name="T26">&gt; Acesso em dia: 17/10/2020</text:span></text:p>
      <text:p text:style-name="P22"><text:span text:style-name="T14">Curso de Python 3 – Mundo 1: Fundamentos. Curso em Vídeo. Disponível em: &lt;</text:span><text:a xlink:type="simple" xlink:href="https://www.youtube.com/playlist?list=PLHz_AreHm4dlKP6QQCekuIPky1CiwmdI6" text:style-name="Internet_20_link" text:visited-style-name="Visited_20_Internet_20_Link">https://www.youtube.com/playlist?list=PLHz_AreHm4dlKP6QQCekuIPky1CiwmdI6</text:a><text:span text:style-name="T14">&gt; </text:span><text:a xlink:type="simple" xlink:href="https://www.youtube.com/watch?v=xEKo29OWILE&amp;list=PLHz_AreHm4dm7ZULPAmadvNhH6vk9oNZA" text:style-name="Internet_20_link" text:visited-style-name="Visited_20_Internet_20_Link"><text:span text:style-name="T13"><text:s/></text:span></text:a></text:p>
      <text:p text:style-name="P24"><text:span text:style-name="T16">Curso de Git e GitHub: grátis, prático e sem usar comandos no terminal. Curso em Vídeo. Disponível em: &lt;</text:span><text:a xlink:type="simple" xlink:href="https://www.youtube.com/playlist?list=PLHz_AreHm4dm7ZULPAmadvNhH6vk9oNZA" text:style-name="Internet_20_link" text:visited-style-name="Visited_20_Internet_20_Link">https://www.youtube.com/playlist?list=PLHz_AreHm4dm7ZULPAmadvNhH6vk9oNZA</text:a><text:span text:style-name="T16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8:15:15.553193420</meta:creation-date>
    <dc:date>2020-10-17T22:55:10.178114557</dc:date>
    <meta:editing-duration>PT24M53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4" meta:paragraph-count="42" meta:word-count="461" meta:character-count="3437" meta:non-whitespace-character-count="2986"/>
  </office:meta>
</office:document-meta>
</file>